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AD000000C85E7E43D9832837B9.jpg" manifest:media-type="image/jpeg"/>
  <manifest:file-entry manifest:full-path="Pictures/10000201000000E000000091C6648E24292C784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2pt" fo:font-style="normal" style:text-underline-style="none" fo:font-weight="normal" officeooo:rsid="00055562" officeooo:paragraph-rsid="00055562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2pt" fo:font-style="normal" style:text-underline-style="none" fo:font-weight="bold" officeooo:rsid="00055562" officeooo:paragraph-rsid="00055562" style:font-size-asian="22pt" style:font-style-asian="normal" style:font-weight-asian="bold" style:font-size-complex="22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fo:font-style="normal" style:text-underline-style="none" fo:font-weight="normal" officeooo:rsid="00055562" officeooo:paragraph-rsid="00055562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4pt" fo:font-style="normal" style:text-underline-style="none" fo:font-weight="normal" officeooo:rsid="00055562" officeooo:paragraph-rsid="00055562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Text_20_body">
      <style:paragraph-properties fo:margin-top="0cm" fo:margin-bottom="0.423cm" loext:contextual-spacing="false" fo:text-align="center" style:justify-single-word="false" fo:orphans="2" fo:widows="2"/>
      <style:text-properties fo:font-variant="normal" fo:text-transform="none" fo:color="#333333" style:font-name="Liberation Sans" fo:font-size="12pt" fo:letter-spacing="normal" fo:font-style="normal" fo:font-weight="normal" officeooo:rsid="0017dfbb" officeooo:paragraph-rsid="00055562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.423cm" loext:contextual-spacing="false" fo:text-align="center" style:justify-single-word="false" fo:orphans="2" fo:widows="2"/>
      <style:text-properties fo:font-variant="normal" fo:text-transform="none" fo:color="#333333" style:font-name="Liberation Sans" fo:font-size="12pt" fo:letter-spacing="normal" fo:font-style="normal" fo:font-weight="normal" officeooo:rsid="00055562" officeooo:paragraph-rsid="00055562" style:font-size-asian="12pt" style:font-weight-asian="normal" style:font-size-complex="12pt" style:font-weight-complex="normal"/>
    </style:style>
    <style:style style:name="P7" style:family="paragraph" style:parent-style-name="Text_20_body">
      <style:text-properties style:font-name="Liberation Sans" officeooo:paragraph-rsid="00055562"/>
    </style:style>
    <style:style style:name="P8" style:family="paragraph" style:parent-style-name="Text_20_body">
      <style:text-properties style:font-name="Liberation Sans" officeooo:rsid="00055562" officeooo:paragraph-rsid="00055562"/>
    </style:style>
    <style:style style:name="P9" style:family="paragraph" style:parent-style-name="Header">
      <style:text-properties style:font-name="Liberation Sans" officeooo:rsid="001cd4ac" officeooo:paragraph-rsid="00055562"/>
    </style:style>
    <style:style style:name="P10" style:family="paragraph" style:parent-style-name="Header">
      <style:text-properties style:font-name="Liberation Sans" style:text-underline-style="none" officeooo:rsid="001cd4ac" officeooo:paragraph-rsid="00055562"/>
    </style:style>
    <style:style style:name="P11" style:family="paragraph" style:parent-style-name="Header">
      <style:text-properties style:font-name="Liberation Sans" style:text-underline-style="solid" style:text-underline-width="auto" style:text-underline-color="font-color" officeooo:rsid="001cd4ac" officeooo:paragraph-rsid="00055562"/>
    </style:style>
    <style:style style:name="P12" style:family="paragraph" style:parent-style-name="Heading_20_4">
      <style:text-properties style:font-name="Liberation Sans"/>
    </style:style>
    <style:style style:name="P13" style:family="paragraph" style:parent-style-name="Heading_20_4">
      <style:text-properties style:font-name="Liberation Sans" officeooo:rsid="00055562" officeooo:paragraph-rsid="000555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NDRE Valentin<text:tab/><text:tab/></text:p>
      <text:p text:style-name="P9">DEFOSSE Benjamin</text:p>
      <text:p text:style-name="P9">DUQUENNOY Antoine<text:tab/><text:tab/>2016/2017</text:p>
      <text:p text:style-name="P9">NOVEL Mathias</text:p>
      <text:p text:style-name="P10">MARCO Florian</text:p>
      <text:p text:style-name="P11"/>
      <text:p text:style-name="P2">DESCRIPTIF DU CODE</text:p>
      <text:p text:style-name="P1"/>
      <text:p text:style-name="P4">La structure et la description du code se trouve dans les headers suivant :</text:p>
      <text:h text:style-name="P12" text:outline-level="4">elf_reader.h</text:h>
      <text:p text:style-name="P1">/*===================================================================</text:p>
      <text:p text:style-name="P1"><text:s text:c="43"/>STRUCTURE</text:p>
      <text:p text:style-name="P1">===================================================================*/</text:p>
      <text:p text:style-name="P1"/>
      <text:p text:style-name="P1">/*</text:p>
      <text:p text:style-name="P1">Structure permettant de sauvegarder un symbole ainsi que son fichier d'origine</text:p>
      <text:p text:style-name="P1"><text:s text:c="2"/>Utilse pour la fusion et connaitre l'origine d'un symbole</text:p>
      <text:p text:style-name="P1">*/</text:p>
      <text:p text:style-name="P1">typedef struct symbole {</text:p>
      <text:p text:style-name="P1"><text:s text:c="2"/>Elf32_Sym symbole;</text:p>
      <text:p text:style-name="P1"><text:s text:c="2"/>int fichier;</text:p>
      <text:p text:style-name="P1">} Symbole;</text:p>
      <text:p text:style-name="P1"/>
      <text:p text:style-name="P1"/>
      <text:p text:style-name="P1">/*===================================================================</text:p>
      <text:p text:style-name="P1"><text:s text:c="24"/>FONCTION D'EN TETE //elf_header.c</text:p>
      <text:p text:style-name="P1">===================================================================*/</text:p>
      <text:p text:style-name="P1"/>
      <text:p text:style-name="P1">/*</text:p>
      <text:p text:style-name="P1"><text:s text:c="2"/>Fonction: permet de remplir la structure El32_Ehdr qui contientra l'en-tête du fichier elf</text:p>
      <text:p text:style-name="P1"><text:s text:c="2"/>@Param: FILE* f: un fichier au format elf</text:p>
      <text:p text:style-name="P1"><text:s text:c="2"/>@Return: Elf32_Ehdr: une structure Elf32_Ehdr rempli</text:p>
      <text:p text:style-name="P1">*/</text:p>
      <text:p text:style-name="P1">Elf32_Ehdr lectureheader(FILE* f);</text:p>
      <text:p text:style-name="P1"/>
      <text:p text:style-name="P1">/*</text:p>
      <text:p text:style-name="P1"><text:s text:c="2"/>Fonction: affiche l'en-tête d'un fichier elf</text:p>
      <text:p text:style-name="P1"><text:s text:c="2"/>@Param: Elf32_Ehdr header_elf: une structure elf32_Ehdr</text:p>
      <text:p text:style-name="P1">*/</text:p>
      <text:p text:style-name="P1">void affichageheader(Elf32_Ehdr header_elf);</text:p>
      <text:p text:style-name="P1"/>
      <text:p text:style-name="P1">/*</text:p>
      <text:p text:style-name="P1"><text:s text:c="2"/>Fonction: affichage du nombre magique d'un fichier elf</text:p>
      <text:p text:style-name="P1"><text:s text:c="2"/>@Param: Elf32_Ehdr header_elf: une structure elf32_Ehdr</text:p>
      <text:p text:style-name="P1">*/</text:p>
      <text:p text:style-name="P1">void affichageNumMagic(Elf32_Ehdr header_elf);</text:p>
      <text:p text:style-name="P1"><text:soft-page-break/></text:p>
      <text:p text:style-name="P1"/>
      <text:p text:style-name="P1">/*</text:p>
      <text:p text:style-name="P1"><text:s text:c="2"/>Fonction: affichage de la classe et de l'endianess</text:p>
      <text:p text:style-name="P1"><text:s text:c="2"/>@Param: Elf32_Ehdr header_elf: une structure elf32_Ehdr</text:p>
      <text:p text:style-name="P1">*/</text:p>
      <text:p text:style-name="P1">void affichageMagicClasseEndianABIType(Elf32_Ehdr header_elf);</text:p>
      <text:p text:style-name="P1"/>
      <text:p text:style-name="P1">/*</text:p>
      <text:p text:style-name="P1"><text:s text:c="2"/>Fonction: affichage de la machine</text:p>
      <text:p text:style-name="P1"><text:s text:c="2"/>@Param: Elf32_Ehdr header_elf: une structure elf32_Ehdr</text:p>
      <text:p text:style-name="P1">*/</text:p>
      <text:p text:style-name="P1">void affichageMachine(Elf32_Ehdr header_elf);</text:p>
      <text:p text:style-name="P1"/>
      <text:p text:style-name="P1">/*</text:p>
      <text:p text:style-name="P1"><text:s text:c="2"/>Fonction: affichage de la partie other</text:p>
      <text:p text:style-name="P1"><text:s text:c="2"/>@Param: Elf32_Ehdr header_elf: une structure elf32_Ehdr</text:p>
      <text:p text:style-name="P1">*/</text:p>
      <text:p text:style-name="P1">void affichageOthers(Elf32_Ehdr header_elf);</text:p>
      <text:p text:style-name="P1"/>
      <text:p text:style-name="P1"/>
      <text:p text:style-name="P1">/*</text:p>
      <text:p text:style-name="P1"><text:s text:c="2"/>Fonction: Permet de changer l'endianess de valeur selon l'endianess, sur 32 bits</text:p>
      <text:p text:style-name="P1"><text:s text:c="2"/>@Param: uint32_t valeur: la valeur à changer</text:p>
      <text:p text:style-name="P1"><text:s text:c="2"/>@Param: char endianess: l'endianess du fichier elf</text:p>
      <text:p text:style-name="P1"><text:s text:c="2"/>@Return: uint32_t: la valeur changé</text:p>
      <text:p text:style-name="P1">*/</text:p>
      <text:p text:style-name="P1">uint32_t Swap32(uint32_t valeur, char endianess);</text:p>
      <text:p text:style-name="P1"/>
      <text:p text:style-name="P1">/*</text:p>
      <text:p text:style-name="P1"><text:s text:c="2"/>Fonction: Permet de changer l'endianess de valeur selon l'endianess, sur 16 bits</text:p>
      <text:p text:style-name="P1"><text:s text:c="2"/>@Param: uint16_t valeur: la valeur à changer</text:p>
      <text:p text:style-name="P1"><text:s text:c="2"/>@Param: char endianess: l'endianess du fichier elf</text:p>
      <text:p text:style-name="P1"><text:s text:c="2"/>@Return: uint16_t: la valeur changé</text:p>
      <text:p text:style-name="P1">*/</text:p>
      <text:p text:style-name="P1">uint16_t Swap16(uint16_t valeur, char endianess);</text:p>
      <text:p text:style-name="P1"/>
      <text:p text:style-name="P1"/>
      <text:p text:style-name="P1"/>
      <text:p text:style-name="P1">/*===================================================================</text:p>
      <text:p text:style-name="P1"><text:s text:c="18"/>FONCTION EN TETE DE SECTION // elf_sectionTable.c</text:p>
      <text:p text:style-name="P1">===================================================================*/</text:p>
      <text:p text:style-name="P1"/>
      <text:p text:style-name="P1">/*</text:p>
      <text:p text:style-name="P1"><text:s text:c="2"/>Fonction: permet de remplir un tableau de structure de Elf32_Shdr à partir d'un fichier ua format elf</text:p>
      <text:p text:style-name="P1"><text:s text:c="2"/>@Param: FILE* f: le fichier elf de référence</text:p>
      <text:p text:style-name="P1"><text:s text:c="2"/>@Param: Elf32_Ehdr header_elf: la structure de l'en-tête du ficher elf</text:p>
      <text:p text:style-name="P1"><text:soft-page-break/><text:s text:c="2"/>@Param: Elf32_Shdr *t: un pointeur sur une structure Elf32_Shdr</text:p>
      <text:p text:style-name="P1"><text:s text:c="2"/>@SideEffect: Remplissage du tableau de structure pointé par t</text:p>
      <text:p text:style-name="P1">*/</text:p>
      <text:p text:style-name="P1">void lectureTableSection(FILE* f, Elf32_Ehdr header_elf, Elf32_Shdr *t);</text:p>
      <text:p text:style-name="P1"/>
      <text:p text:style-name="P1">/*</text:p>
      <text:p text:style-name="P1"><text:s text:c="2"/>Fonction: Permet d'afficher le nom d'une section</text:p>
      <text:p text:style-name="P1"><text:s text:c="2"/>@Param: Elf32_Ehdr header: En tête du fichier elf de référence</text:p>
      <text:p text:style-name="P1"><text:s text:c="2"/>@Param: Elf32_Shdr: *section_header: un pointeur de structure Elf32_Shdr</text:p>
      <text:p text:style-name="P1"><text:s text:c="2"/>@Param: FILE* elf: le fichier elf de référence</text:p>
      <text:p text:style-name="P1"><text:s text:c="2"/>@Param: Elf32_Shdr headerCourant: En tête courant pour lequel on souhaite afficher son nom</text:p>
      <text:p text:style-name="P1"><text:s text:c="2"/>@return: int: taille du nom de la section</text:p>
      <text:p text:style-name="P1">*/</text:p>
      <text:p text:style-name="P1">int afficherNomSection(Elf32_Ehdr header, Elf32_Shdr *section_header, FILE* elf, Elf32_Shdr headerCourant);</text:p>
      <text:p text:style-name="P1"/>
      <text:p text:style-name="P1">/*</text:p>
      <text:p text:style-name="P1"><text:s text:c="2"/>Fonction: Permet d'afficher toute une table des en-têtes de section</text:p>
      <text:p text:style-name="P1"><text:s text:c="2"/>@Param: Elf32_Shdr *section_elf: un tableau d'elf32_Shdr contenant toutes les en-têtes de section</text:p>
      <text:p text:style-name="P1"><text:s text:c="2"/>@Param: Elf32_Ehdr header_elf: l'en-tête du fichier elf de référence</text:p>
      <text:p text:style-name="P1"><text:s text:c="2"/>@Param: FILE* f: le fichier elf de référence</text:p>
      <text:p text:style-name="P1">*/</text:p>
      <text:p text:style-name="P1">void affichageTabsection(Elf32_Shdr *section_elf, Elf32_Ehdr header_elf, FILE* elf);</text:p>
      <text:p text:style-name="P1"/>
      <text:p text:style-name="P1"/>
      <text:p text:style-name="P1">/*===================================================================</text:p>
      <text:p text:style-name="P1"><text:s text:c="20"/>FONCTION D'AFFICHAGE DU CONTENU DES SECTIONS // elf_recherche_section.c</text:p>
      <text:p text:style-name="P1">===================================================================*/</text:p>
      <text:p text:style-name="P1"/>
      <text:p text:style-name="P1">/*</text:p>
      <text:p text:style-name="P1"><text:s text:c="2"/>Fonction: permet de retrouver une section grace à son nom</text:p>
      <text:p text:style-name="P1"><text:s text:c="2"/>@Param: ELf32_Ehdr fileHeader: la structure d'en-tête du fichier elf de référence</text:p>
      <text:p text:style-name="P1"><text:s text:c="2"/>@Param: Elf32_Shdr *sections_headers: Un tableau de structure Elf32_Shdr dans lequel on va rechercher la section</text:p>
      <text:p text:style-name="P1"><text:s text:c="2"/>@Param: File* elf: le fichier elf de référence</text:p>
      <text:p text:style-name="P1"><text:s text:c="2"/>@Param: char* secName: le nom de la section à rechercher</text:p>
      <text:p text:style-name="P1"><text:s text:c="2"/>@Return: Elf32_Shdr: une structure d'en-tête de section</text:p>
      <text:p text:style-name="P1">*/</text:p>
      <text:p text:style-name="P1">Elf32_Shdr getSectionByName(Elf32_Ehdr fileHeader, Elf32_Shdr *sections_headers, FILE* elf, char * secName);</text:p>
      <text:p text:style-name="P1"/>
      <text:p text:style-name="P1"/>
      <text:p text:style-name="P1">/*</text:p>
      <text:p text:style-name="P1"><text:s text:c="2"/>Fonction: permet de retrouver une section grace à son index dans la table</text:p>
      <text:p text:style-name="P1"><text:s text:c="2"/>@Param: ELf32_Ehdr fileHeader: la structure d'en-tête du fichier elf de référence</text:p>
      <text:p text:style-name="P1"><text:soft-page-break/><text:s text:c="2"/>@Param: Elf32_Shdr *sections_headers: Un tableau de structure Elf32_Shdr dans lequel on va rechercher la section</text:p>
      <text:p text:style-name="P1"><text:s text:c="2"/>@Param: File* elf: le fichier elf de référence</text:p>
      <text:p text:style-name="P1"><text:s text:c="2"/>@Param: int secNum: un indice dans le tableau</text:p>
      <text:p text:style-name="P1"><text:s text:c="2"/>@Return: Elf32_Shdr: une structure d'en-tête de section</text:p>
      <text:p text:style-name="P1">*/</text:p>
      <text:p text:style-name="P1">Elf32_Shdr getSectionByIndex(Elf32_Ehdr fileHeader, Elf32_Shdr *sections_headers,int secNum);</text:p>
      <text:p text:style-name="P1"/>
      <text:p text:style-name="P1">/*</text:p>
      <text:p text:style-name="P1"><text:s text:c="2"/>Fonction: permet d'afficher le contenue d'une section</text:p>
      <text:p text:style-name="P1"><text:s text:c="2"/>@Param:Elf32_Shdr currentSection: la section dans laquelle on veut lire le contenue</text:p>
      <text:p text:style-name="P1"><text:s text:c="2"/>@Param: FILE* elf: le fichier elf de référence</text:p>
      <text:p text:style-name="P1">*/</text:p>
      <text:p text:style-name="P1">void afficheContenue(Elf32_Shdr currentSection, FILE* elf);</text:p>
      <text:p text:style-name="P1"/>
      <text:p text:style-name="P1"/>
      <text:p text:style-name="P1">/*===================================================================</text:p>
      <text:p text:style-name="P1"><text:s text:c="26"/>FONCTION DE GESTION DE LA TABLE DES SYMBOLES // elf_symboleTable.c</text:p>
      <text:p text:style-name="P1">===================================================================*/</text:p>
      <text:p text:style-name="P1"/>
      <text:p text:style-name="P1">/*</text:p>
      <text:p text:style-name="P1"><text:s text:c="2"/>Fonction: Permet d'afficher une table des symboles d'un fichier au format elf</text:p>
      <text:p text:style-name="P1"><text:s text:c="2"/>@Param: Symbole* tabSymbole: Le tableau de structure dans lequel on va lire les symboles pour les afficher</text:p>
      <text:p text:style-name="P1"><text:s text:c="2"/>@Param: int sizeTabSymbole: la taille du tableau tabSymbole</text:p>
      <text:p text:style-name="P1"><text:s text:c="2"/>@Param: FILE* f: le fichier f de référence</text:p>
      <text:p text:style-name="P1"><text:s text:c="2"/>@Param: Elf32_Shdr* tabSection: le tableau des en têtes de sections</text:p>
      <text:p text:style-name="P1"><text:s text:c="2"/>@Param: Elf32_Ehdr header: l'en tête du fichier elf de référence</text:p>
      <text:p text:style-name="P1">*/</text:p>
      <text:p text:style-name="P1">void affichageTableSymbole(Symbole* tabSymbole, int sizeTabSymbole, FILE* f, Elf32_Shdr* tabSection, Elf32_Ehdr header);</text:p>
      <text:p text:style-name="P1"/>
      <text:p text:style-name="P1">/*</text:p>
      <text:p text:style-name="P1">TODO</text:p>
      <text:p text:style-name="P1">*/</text:p>
      <text:p text:style-name="P1">void affichageTableSymboleDynamique(Elf32_Sym* tabSymboleDynamique, int sizeTabSymbole, FILE* f, Elf32_Shdr* tabSection, Elf32_Ehdr header);</text:p>
      <text:p text:style-name="P1"/>
      <text:p text:style-name="P1">/*</text:p>
      <text:p text:style-name="P1"><text:s text:c="2"/>Fonction: permet de remplir un tableau de structure de Symbole</text:p>
      <text:p text:style-name="P1"><text:s text:c="2"/>@Param: Symbole* tabSymbole: un tableau de Symbole contenant également une strucute Elf32_Sym qui sera rempli par effet de bord</text:p>
      <text:p text:style-name="P1"><text:s text:c="2"/>@Param: Elf32_Ehdr header: l'en tête du fichier elf de référence</text:p>
      <text:p text:style-name="P1"><text:s text:c="2"/>@Param: Elf32_Shdr* tabSection: Le tableau des en têtes de section à parcourir afin de retrouver la table des symboles</text:p>
      <text:p text:style-name="P1"><text:s text:c="2"/>@Param: FILE* f: le fichier elf de référence</text:p>
      <text:p text:style-name="P1"><text:soft-page-break/><text:s text:c="2"/>@Return: int: le nombre de symbole qui aura été ajouté dans le tableau</text:p>
      <text:p text:style-name="P1">*/</text:p>
      <text:p text:style-name="P1">int lectureTableSymbole(Symbole* tabSymbole, Elf32_Ehdr header, Elf32_Shdr* tabSection, FILE* f);</text:p>
      <text:p text:style-name="P1"/>
      <text:p text:style-name="P1">/*</text:p>
      <text:p text:style-name="P1">TODO</text:p>
      <text:p text:style-name="P1">*/</text:p>
      <text:p text:style-name="P1">int lectureTableSymboleDynamique(Elf32_Sym* tabSymboleDynamique, Elf32_Ehdr header, Elf32_Shdr* tabSection, FILE* f);</text:p>
      <text:p text:style-name="P1"/>
      <text:p text:style-name="P1">/*</text:p>
      <text:p text:style-name="P1"><text:s text:c="2"/>Fonction: Permet de retrouver l'offset d'une section dans un fichier elf à partir de son nom</text:p>
      <text:p text:style-name="P1"><text:s text:c="2"/>@Param: Elf32_Ehdr header_elf: l'en tête du fichier elf de référence</text:p>
      <text:p text:style-name="P1"><text:s text:c="2"/>@Param: Elf32_Shdr *sections_table: Le tableau des en têtes de section à parcourir</text:p>
      <text:p text:style-name="P1"><text:s text:c="2"/>@Param: FILE* elf: le fichier elf de référence</text:p>
      <text:p text:style-name="P1"><text:s text:c="2"/>@Param: char * secName: Le nom de la section à retrouvé</text:p>
      <text:p text:style-name="P1"><text:s text:c="2"/>@Return: Elf32_Word: l'offset de la section secName ou -1 si non trouvé</text:p>
      <text:p text:style-name="P1">*/</text:p>
      <text:p text:style-name="P1">Elf32_Word rechercheOffsetSection(Elf32_Ehdr header_elf, Elf32_Shdr *sections_table, FILE* elf, char * secName);</text:p>
      <text:p text:style-name="P1"/>
      <text:p text:style-name="P1">/*</text:p>
      <text:p text:style-name="P1"><text:s text:c="2"/>Fonction: permet de récupérer le nom d'un symbole dans la table des chaines</text:p>
      <text:p text:style-name="P1"><text:s text:c="2"/>@Param: Elf32_Word index: offset de la table des chaines</text:p>
      <text:p text:style-name="P1"><text:s text:c="2"/>@Param: FILE* f: fichier elf de référence</text:p>
      <text:p text:style-name="P1"><text:s text:c="2"/>@Param: Elf32_Word offset: offset du nom du symbole dans la table des chaines</text:p>
      <text:p text:style-name="P1"><text:s text:c="2"/>@Param: char* c: La chaine de stockage du nom du symbole</text:p>
      <text:p text:style-name="P1"><text:s text:c="2"/>@SideEffet: remplissage de la chaine de caractère c</text:p>
      <text:p text:style-name="P1">*/</text:p>
      <text:p text:style-name="P1">void recupNomSymbole(Elf32_Word index, FILE* f, Elf32_Word offset,char *c);</text:p>
      <text:p text:style-name="P1"/>
      <text:p text:style-name="P1"/>
      <text:p text:style-name="P1">/*===================================================================</text:p>
      <text:p text:style-name="P1"><text:s text:c="26"/>GESTION TABLE DE REIMPLANTATION // elf_relocate.c</text:p>
      <text:p text:style-name="P1">===================================================================*/</text:p>
      <text:p text:style-name="P1"/>
      <text:p text:style-name="P1">/* Fonction : permet de recuperer la taille et de construire une structure de type Rela</text:p>
      <text:p text:style-name="P1"><text:s text:c="2"/>@Param : ELf32_Ehdr *file_header : Pointeur vers le header du fichier lu.</text:p>
      <text:p text:style-name="P1"><text:s text:c="2"/>@Param : Elf32_Shdr *section_headers : Pointeur vers les en-têtes de section</text:p>
      <text:p text:style-name="P1"><text:s text:c="2"/>@Param : Elf32_Rela * lesrela : Pointeur vers les tables de type Rela</text:p>
      <text:p text:style-name="P1"><text:s text:c="2"/>@Param : FILE* elf : Pointeur vers le fichier à lire</text:p>
      <text:p text:style-name="P1"><text:s text:c="2"/>@Return : La taille de l'ensemble des sections Rela.</text:p>
      <text:p text:style-name="P1">*/</text:p>
      <text:p text:style-name="P1"/>
      <text:p text:style-name="P1"/>
      <text:p text:style-name="P1">int taillerela(Elf32_Ehdr *file_header, Elf32_Shdr *section_headers, Elf32_Rela* lesrela, FILE* elf) ;</text:p>
      <text:p text:style-name="P1"><text:soft-page-break/></text:p>
      <text:p text:style-name="P1"/>
      <text:p text:style-name="P1">/* </text:p>
      <text:p text:style-name="P1"><text:s text:c="2"/>Fonction : permet de recuperer la taille et de construire une structure de type Rel</text:p>
      <text:p text:style-name="P1"><text:s text:c="2"/>@Param : ELf32_Ehdr *file_header : Pointeur vers le header du fichier lu.</text:p>
      <text:p text:style-name="P1"><text:s text:c="2"/>@Param : Elf32_Shdr *section_headers : Pointeur vers les en-têtes de section</text:p>
      <text:p text:style-name="P1"><text:s text:c="2"/>@Param : Elf32_Rel * lesrel : Pointeur vers les tables de type Rel</text:p>
      <text:p text:style-name="P1"><text:s text:c="2"/>@Param : FILE* elf : Pointeur vers le fichier à lire</text:p>
      <text:p text:style-name="P1"><text:s text:c="2"/>@Return : La taille de l'ensemble des sections Rel.</text:p>
      <text:p text:style-name="P1">*/</text:p>
      <text:p text:style-name="P1"/>
      <text:p text:style-name="P1">int taillerel(Elf32_Ehdr *file_header, Elf32_Shdr *section_headers, Elf32_Rel* lesrel, FILE* elf);</text:p>
      <text:p text:style-name="P1"/>
      <text:p text:style-name="P1">/*</text:p>
      <text:p text:style-name="P1"><text:s text:c="2"/>Fonction : Permet d'afficher le contenu des tables de relocation dans la console</text:p>
      <text:p text:style-name="P1"><text:s text:c="2"/>@Param : ELf32_Ehdr *file_header : Pointeur vers le header du fichier lu.</text:p>
      <text:p text:style-name="P1"><text:s text:c="2"/>@Param : Elf32_Shdr *section_headers : Pointeur vers les en-têtes de section</text:p>
      <text:p text:style-name="P1"><text:s text:c="2"/>@Param : FILE* elf : Pointeur vers le fichier à lire</text:p>
      <text:p text:style-name="P1"/>
      <text:p text:style-name="P1">*/</text:p>
      <text:p text:style-name="P1">int affichage_relocation(Elf32_Ehdr *fileHeader, Elf32_Shdr *sections_headers,FILE* elf);</text:p>
      <text:p text:style-name="P1"/>
      <text:p text:style-name="P1">/* </text:p>
      <text:p text:style-name="P1"><text:s text:c="2"/>Fonction : Permet de compter le nombre de Table de relocation dans un fichier</text:p>
      <text:p text:style-name="P1"><text:s text:c="2"/>@Param : ELf32_Ehdr *file_header : Pointeur vers le header du fichier lu.</text:p>
      <text:p text:style-name="P1"><text:s text:c="2"/>@Param : Elf32_Shdr *section_headers : Pointeur vers les en-têtes de section</text:p>
      <text:p text:style-name="P1"><text:s text:c="2"/>@Return : Le nombre de tables de relocations </text:p>
      <text:p text:style-name="P1">*/ </text:p>
      <text:p text:style-name="P1"><text:s/></text:p>
      <text:p text:style-name="P1">int nbRel(Elf32_Ehdr *fileHeader, Elf32_Shdr *sections_headers);</text:p>
      <text:p text:style-name="P1"/>
      <text:h text:style-name="P13" text:outline-level="4">elf_fusion.h :</text:h>
      <text:p text:style-name="P7"/>
      <text:p text:style-name="P8">#include &lt;elf.h&gt;</text:p>
      <text:p text:style-name="P8">#include &lt;stdio.h&gt;</text:p>
      <text:p text:style-name="P8">#include &lt;byteswap.h&gt;</text:p>
      <text:p text:style-name="P8">#include &lt;string.h&gt;</text:p>
      <text:p text:style-name="P8">#include &lt;stdlib.h&gt;</text:p>
      <text:p text:style-name="P8">#include &lt;unistd.h&gt;</text:p>
      <text:p text:style-name="P8">#include &lt;getopt.h&gt;</text:p>
      <text:p text:style-name="P8"/>
      <text:p text:style-name="P8"><text:soft-page-break/>/*===================================================================</text:p>
      <text:p text:style-name="P8"><text:s text:c="43"/>STRUCTURE</text:p>
      <text:p text:style-name="P8">===================================================================*/</text:p>
      <text:p text:style-name="P8"/>
      <text:p text:style-name="P8"/>
      <text:p text:style-name="P8">/*</text:p>
      <text:p text:style-name="P8"><text:s text:c="2"/>Structure: Cette structure est crée pour chaque nouvelle section après la fusion</text:p>
      <text:p text:style-name="P8"><text:s text:c="4"/>contenu: contenu brut de la section après fusion</text:p>
      <text:p text:style-name="P8"><text:s text:c="4"/>nbOctets: taille de la section créée</text:p>
      <text:p text:style-name="P8"><text:s text:c="2"/>Utile pour construire de manière générique le nouveau fichier objet</text:p>
      <text:p text:style-name="P8">*/</text:p>
      <text:p text:style-name="P8">typedef struct section {</text:p>
      <text:p text:style-name="P8"><text:s/>char * contenu;</text:p>
      <text:p text:style-name="P8"><text:s/>int nbOctets;</text:p>
      <text:p text:style-name="P8"><text:s/>int indexHeader;</text:p>
      <text:p text:style-name="P8"><text:s/>Elf32_Shdr header;</text:p>
      <text:p text:style-name="P8">} Section;</text:p>
      <text:p text:style-name="P8"/>
      <text:p text:style-name="P8">/*</text:p>
      <text:p text:style-name="P8">Structure: comme la structure section mais spécifique pour la section des chaines</text:p>
      <text:p text:style-name="P8"><text:s text:c="2"/>names: tableau à deux entrées stockant les noms</text:p>
      <text:p text:style-name="P8"><text:s text:c="2"/>offsetCourant: offset jusqu'où l'on écrit dans le fichier</text:p>
      <text:p text:style-name="P8"><text:s text:c="2"/>nbNames: nombre d'entrées</text:p>
      <text:p text:style-name="P8"/>
      <text:p text:style-name="P8">*/</text:p>
      <text:p text:style-name="P8">typedef struct strtab {</text:p>
      <text:p text:style-name="P8"><text:s text:c="2"/>char ** names;</text:p>
      <text:p text:style-name="P8"><text:s text:c="2"/>int offsetCourant;</text:p>
      <text:p text:style-name="P8"><text:soft-page-break/><text:s text:c="2"/>int nbNames;</text:p>
      <text:p text:style-name="P8">} Strtab;</text:p>
      <text:p text:style-name="P8"/>
      <text:p text:style-name="P8">/* Structure : Super-Structure des relocalisation. </text:p>
      <text:p text:style-name="P8">Ajout des informations concernant l'indice de la section de relocation et son nom, ainsi que le nombre de relocations à effectuer */</text:p>
      <text:p text:style-name="P8">typedef struct reloctable {</text:p>
      <text:p text:style-name="P8"><text:s text:c="2"/>Elf32_Rel * tablerel;</text:p>
      <text:p text:style-name="P8"><text:s text:c="2"/>int indice_section;</text:p>
      <text:p text:style-name="P8"><text:s text:c="2"/>int nombre_relocation;</text:p>
      <text:p text:style-name="P8"><text:s text:c="2"/>char * nom_section;</text:p>
      <text:p text:style-name="P8">} Reloctable ;</text:p>
      <text:p text:style-name="P8"/>
      <text:p text:style-name="P8">/*</text:p>
      <text:p text:style-name="P8"><text:s text:c="2"/>Structure: Super Structure regroupant toutes les composantes d'un fichier Elf</text:p>
      <text:p text:style-name="P8"><text:s text:c="2"/>Utile afin d'avoir accès à tous les éléments d'un fichier Elf</text:p>
      <text:p text:style-name="P8">*/</text:p>
      <text:p text:style-name="P8">typedef struct fichierElf {</text:p>
      <text:p text:style-name="P8"><text:s text:c="2"/>Elf32_Ehdr <text:s/>header_elf;</text:p>
      <text:p text:style-name="P8"><text:s text:c="2"/>Elf32_Shdr <text:s/>*sectionsTable;</text:p>
      <text:p text:style-name="P8"><text:s text:c="2"/>Symbole *tabSymbole;</text:p>
      <text:p text:style-name="P8"><text:s text:c="2"/>Elf32_Sym *tabSymboleDynamique;</text:p>
      <text:p text:style-name="P8"><text:s text:c="2"/>FILE <text:s text:c="3"/>*fichierElf;</text:p>
      <text:p text:style-name="P8"><text:s text:c="2"/>Reloctable <text:s/>*tabRel;</text:p>
      <text:p text:style-name="P8">} FichierElf;</text:p>
      <text:p text:style-name="P8"/>
      <text:p text:style-name="P8"/>
      <text:p text:style-name="P8"/>
      <text:p text:style-name="P8"/>
      <text:p text:style-name="P8"><text:soft-page-break/>/*===================================================================</text:p>
      <text:p text:style-name="P8"><text:s text:c="26"/>GESTION FUSION SIMPLE ET SECTION // elf_fusionSimple.c</text:p>
      <text:p text:style-name="P8">===================================================================*/</text:p>
      <text:p text:style-name="P8"/>
      <text:p text:style-name="P8"/>
      <text:p text:style-name="P8">/*</text:p>
      <text:p text:style-name="P8"><text:s text:c="2"/>fonction: Permet d'initialiser le contenu de la structure de fichier Elf</text:p>
      <text:p text:style-name="P8"><text:s text:c="2"/>@Param: FichierElf fichierELf</text:p>
      <text:p text:style-name="P8">*/</text:p>
      <text:p text:style-name="P8">void initFichierELF(FichierElf fichierElf);</text:p>
      <text:p text:style-name="P8"/>
      <text:p text:style-name="P8">/*</text:p>
      <text:p text:style-name="P8"><text:s text:c="2"/>fonction: permet de libérer la mémoire allouer à la structure fichierElf passé en paramètre</text:p>
      <text:p text:style-name="P8"><text:s text:c="2"/>@Param: FichierElf fichierELf</text:p>
      <text:p text:style-name="P8">*/</text:p>
      <text:p text:style-name="P8">void freeMemory(FichierElf fichierElf);</text:p>
      <text:p text:style-name="P8"/>
      <text:p text:style-name="P8">/*</text:p>
      <text:p text:style-name="P8"><text:s text:c="2"/>fonction: permet de fusionner deux en-têtes de fichier</text:p>
      <text:p text:style-name="P8"><text:s text:c="2"/>@Param: FichierElf *fichierElf1: la structure du premier fichier à fusionner</text:p>
      <text:p text:style-name="P8"><text:s text:c="2"/>@Param: FichierElf *fichierElf2: la structure du deuxième fichier à fusionner</text:p>
      <text:p text:style-name="P8"><text:s text:c="2"/>@Return: Elf32_Ehdr: une structure contenant le nouvelle en-tête du fichier Elf</text:p>
      <text:p text:style-name="P8">*/</text:p>
      <text:p text:style-name="P8">Elf32_Ehdr header(FichierElf *fichierElf1, FichierElf *fichierElf2);</text:p>
      <text:p text:style-name="P8"/>
      <text:p text:style-name="P8"/>
      <text:p text:style-name="P8">/*</text:p>
      <text:p text:style-name="P8"><text:s text:c="2"/>fonction: permet de recréer la section Shstrab (nom des sections)</text:p>
      <text:p text:style-name="P8"><text:soft-page-break/><text:s text:c="2"/>@Param: Section *section: pointeur vers la structure de section qui va contenir les éléments de Shstrab</text:p>
      <text:p text:style-name="P8"><text:s text:c="2"/>@Param: Strtab* shstratb: la table des chaines qui contient les éléménts nécessaires pour écrire la section</text:p>
      <text:p text:style-name="P8"><text:s text:c="2"/>@SideEffect: la section est rempli</text:p>
      <text:p text:style-name="P8">*/</text:p>
      <text:p text:style-name="P8">void sectionShstrtab(Section *section, Strtab * shstrtab);</text:p>
      <text:p text:style-name="P8"/>
      <text:p text:style-name="P8">/*</text:p>
      <text:p text:style-name="P8"><text:s text:c="2"/>fonction: permet de recréer la section strab (table des chaines)</text:p>
      <text:p text:style-name="P8"><text:s text:c="2"/>@Param: Section *section: pointeur vers la structure de section qui va contenir les éléments de strab</text:p>
      <text:p text:style-name="P8"><text:s text:c="2"/>@Param: Strtab* stratb: la table des chaines qui contient les éléménts nécessaires pour écrire la section</text:p>
      <text:p text:style-name="P8"><text:s text:c="2"/>@SideEffect: la section est rempli</text:p>
      <text:p text:style-name="P8">*/</text:p>
      <text:p text:style-name="P8">void sectionStrtab(Section *section, Strtab * strtab);</text:p>
      <text:p text:style-name="P8"/>
      <text:p text:style-name="P8">/*</text:p>
      <text:p text:style-name="P8"><text:s text:c="2"/>Fonction: Permet de fusionner par concatenation simple deux sections, elle va éraliser la fusion adéquate en fonction du type des deux section passer en parametre</text:p>
      <text:p text:style-name="P8"><text:s text:c="2"/>@Param: Elf32_Shdr sectionHeader1 : Header de section de la première section à fusionner</text:p>
      <text:p text:style-name="P8"><text:s text:c="2"/>@Param: Elf32_Shdr sectionHeader1 : Header de section de la seconde section à fusionner</text:p>
      <text:p text:style-name="P8"><text:s text:c="2"/>@param: FichierElf * fichierElf1 : la structure du premier fichier à fusionner</text:p>
      <text:p text:style-name="P8"><text:s text:c="2"/>@param: FichierElf * fichierElf2: la structure du second fichier à fusionner</text:p>
      <text:p text:style-name="P8"><text:s text:c="2"/>@param: FichierElf * fichierElfRes: la structure du fichier fusion resultat</text:p>
      <text:p text:style-name="P8"><text:s text:c="2"/>@param: Strtab * shstrtab : structure qui va contenir les noms de toutes les sections</text:p>
      <text:p text:style-name="P8"><text:s text:c="2"/>@param: Strtab * strtab : structure qui va contenir les noms de tous les symboles</text:p>
      <text:p text:style-name="P8"><text:s text:c="2"/>@Return: Une structure Section qui possède le contenu à ecrire dans le nouveaux fichier</text:p>
      <text:p text:style-name="P8"><text:soft-page-break/>*/</text:p>
      <text:p text:style-name="P8">void sectionFusionSimple(Section *fusion, Elf32_Shdr sectionHeader1, Elf32_Shdr sectionHeader2, FichierElf * fichierElf1, FichierElf * fichierElf2);</text:p>
      <text:p text:style-name="P8"/>
      <text:p text:style-name="P8">/*</text:p>
      <text:p text:style-name="P8"><text:s text:c="2"/>Fonction: Permet de fusionner deux sections, elle va réaliser la fusion adéquate en fonction du type des deux section passer en parametre</text:p>
      <text:p text:style-name="P8"><text:s text:c="2"/>@Param: Elf32_Shdr sectionHeader1 : Header de section de la première section à fusionner</text:p>
      <text:p text:style-name="P8"><text:s text:c="2"/>@Param: Elf32_Shdr sectionHeader1 : Header de section de la seconde section à fusionner</text:p>
      <text:p text:style-name="P8"><text:s text:c="2"/>@param: FichierElf * fichierElf1 : la structure du premier fichier à fusionner</text:p>
      <text:p text:style-name="P8"><text:s text:c="2"/>@param: FichierElf * fichierElf2: la structure du second fichier à fusionner</text:p>
      <text:p text:style-name="P8"><text:s text:c="2"/>@param: FichierElf * fichierElfRes: la structure du fichier fusion resultat</text:p>
      <text:p text:style-name="P8"><text:s text:c="2"/>@param: Strtab * shstrtab : structure qui va contenir les noms de toutes les sections</text:p>
      <text:p text:style-name="P8"><text:s text:c="2"/>@param: Strtab * strtab : structure qui va contenir les noms de tous les symboles</text:p>
      <text:p text:style-name="P8"><text:s text:c="2"/>@Return: Une structure Section qui possède le contenu à ecrire dans le nouveaux fichier</text:p>
      <text:p text:style-name="P8">*/</text:p>
      <text:p text:style-name="P8">Section sectionfusion(Elf32_Shdr sectionHeader1, Elf32_Shdr sectionHeader2, FichierElf * fichierElf1, FichierElf * fichierElf2,FichierElf * fichierElfRes, Strtab * shstrtab, Strtab * strtab);</text:p>
      <text:p text:style-name="P8"/>
      <text:p text:style-name="P8">/*</text:p>
      <text:p text:style-name="P8"><text:s text:c="2"/>Fonction: Permet d'ajouter une section</text:p>
      <text:p text:style-name="P8"><text:s text:c="2"/>@Param: Elf32_Shdr sectionHeader : Header de section de la section à ajouter</text:p>
      <text:p text:style-name="P8"><text:s text:c="2"/>@param: FichierElf * fichierElf : la structure du fichier cotenant la fusion à ajouter</text:p>
      <text:p text:style-name="P8"><text:s text:c="2"/>@param: Strtab * shstrtab : structure qui va contenir les noms de toutes les sections</text:p>
      <text:p text:style-name="P8"><text:s text:c="2"/>@Return: Une structure Section qui possède le contenu à ecrire dans le nouveaux fichier </text:p>
      <text:p text:style-name="P8">*/</text:p>
      <text:p text:style-name="P8">Section SectionAjout(Elf32_Shdr sectionHeader, FichierElf * fichierElf, Strtab * shstrtab);</text:p>
      <text:p text:style-name="P8"><text:soft-page-break/></text:p>
      <text:p text:style-name="P8">/*</text:p>
      <text:p text:style-name="P8"><text:s text:c="2"/>Fonction: permet de savoir si une section est présente dans un fichierElf</text:p>
      <text:p text:style-name="P8"><text:s text:c="2"/>@Param: FichierElf * fichierElf: le fichier dans lequel on va rechercher la section</text:p>
      <text:p text:style-name="P8"><text:s text:c="2"/>@Param: char * secName: le nom de la section à rechercher</text:p>
      <text:p text:style-name="P8"><text:s text:c="2"/>@Param: Elf32_Shdr * res: la section qui a été retrouvé</text:p>
      <text:p text:style-name="P8"><text:s text:c="2"/>@Param: int * present: un flag permettant de savoir si la sectiojn a été trouvé</text:p>
      <text:p text:style-name="P8">*/</text:p>
      <text:p text:style-name="P8">void RechercheSectionByName(FichierElf * fichierElf, char * secName, Elf32_Shdr * res, int * present);</text:p>
      <text:p text:style-name="P8"/>
      <text:p text:style-name="P8">/*</text:p>
      <text:p text:style-name="P8"><text:s text:c="2"/>@Fonction: permet de récupérer le nom d'une section</text:p>
      <text:p text:style-name="P8"><text:s text:c="2"/>// to end</text:p>
      <text:p text:style-name="P8">*/</text:p>
      <text:p text:style-name="P8">char * getSectionName(Elf32_Shdr section, FichierElf * fichier);</text:p>
      <text:p text:style-name="P8"/>
      <text:p text:style-name="P8">/*</text:p>
      <text:p text:style-name="P8"><text:s text:c="2"/>Fonction: permet de connaitre le nombre de symbole dans un fichier elf</text:p>
      <text:p text:style-name="P8"><text:s text:c="2"/>@Param:FichierELf *f: le fichier elf de référence</text:p>
      <text:p text:style-name="P8"><text:s text:c="2"/>@Return: int: le nombre de symbole</text:p>
      <text:p text:style-name="P8">*/</text:p>
      <text:p text:style-name="P8">int getNbSymbols(FichierElf *f);</text:p>
      <text:p text:style-name="P8"/>
      <text:p text:style-name="P8">/*</text:p>
      <text:p text:style-name="P8"><text:s text:c="2"/>Fonction: Permet d'écrire le nouveau fichier après la fusion</text:p>
      <text:p text:style-name="P8"><text:s text:c="2"/>@Param: FichierElf *ficherElfRes: la structure contenant le résultat de la fusion</text:p>
      <text:p text:style-name="P8"><text:s text:c="2"/>@Param: Section *sections_elfRes: le tableau de structure de section contenant toutes les sections fusionnées</text:p>
      <text:p text:style-name="P8"><text:soft-page-break/><text:s text:c="2"/>@Param: Strtab * shstrtab: La structure contenant les noms des en têtes de section</text:p>
      <text:p text:style-name="P8"><text:s text:c="2"/>@SideEffect: écriture dans la structure fichierElfRes du nouveau fichier elf</text:p>
      <text:p text:style-name="P8">*/</text:p>
      <text:p text:style-name="P8">void ecritureFichierFusionnee(FichierElf *fichierElfRes, Section * sections_elfRes, Strtab * shstrtab);</text:p>
      <text:p text:style-name="P8"/>
      <text:p text:style-name="P8">/*</text:p>
      <text:p text:style-name="P8"><text:s text:c="2"/>Fonction: Fonction permettant de fusionner les deux fichiers elf et d'obtenir le résultat dans un fichier fusion</text:p>
      <text:p text:style-name="P8"><text:s text:c="2"/>@Param: FichierElf *fichierElf1: La structure contenant le premier fichier à fusionner</text:p>
      <text:p text:style-name="P8"><text:s text:c="2"/>@Param: FichierElf *fichierElf2: La structure contenant le deuxième fichier à fusionner</text:p>
      <text:p text:style-name="P8"><text:s text:c="2"/>@Param: FichierElf *fichierElf1: La structure contenant le résultat du fichier fusionné</text:p>
      <text:p text:style-name="P8"><text:s text:c="2"/>@SideEffect: ecriture dans la structure contenant le fichier de la fusion</text:p>
      <text:p text:style-name="P8">*/</text:p>
      <text:p text:style-name="P8">void fusion(FichierElf *fichierElf1, FichierElf *fichierElf2, FichierElf *fichierElfRes);</text:p>
      <text:p text:style-name="P8"/>
      <text:p text:style-name="P8">/*===================================================================</text:p>
      <text:p text:style-name="P8"><text:s text:c="26"/>GESTION FUSION SYMBOLE // elf_fusionSymbole.c</text:p>
      <text:p text:style-name="P8">===================================================================*/</text:p>
      <text:p text:style-name="P8"/>
      <text:p text:style-name="P8">//Elf32_Shdr getSectionByName(Elf32_Ehdr header_elf, Elf32_Shdr *sections_table, FILE* elf, char * secName);</text:p>
      <text:p text:style-name="P8"/>
      <text:p text:style-name="P8">/*</text:p>
      <text:p text:style-name="P8"><text:s text:c="2"/>Fonction: permet de créer une nouvelle table symbole en fusionnant celles des deux fichiers d'origine</text:p>
      <text:p text:style-name="P8"><text:s text:c="2"/>@Param: FichierElf structFicher1: structure contenant le premier fichier à fusionner</text:p>
      <text:p text:style-name="P8"><text:s text:c="2"/>@Param: FichierElf structFicher2: structure contenant le deuxième fichier à fusionner</text:p>
      <text:p text:style-name="P8"><text:s text:c="2"/>@Param: int sizeTab1: la taille de la table des symboles du premier fichier</text:p>
      <text:p text:style-name="P8"><text:s text:c="2"/>@Param: int sizeTab2: la taille de la table des symboles du deuxième fichier</text:p>
      <text:p text:style-name="P8"><text:soft-page-break/><text:s text:c="2"/>@Param: Symbole *newTabSymbole: tableau de la structure qui contiendra lanouvelle table des symboles</text:p>
      <text:p text:style-name="P8"><text:s text:c="2"/>@Param: Strtab *strtab: pointeur vers une structure strtab</text:p>
      <text:p text:style-name="P8"><text:s text:c="2"/>@SideEffect: écriture de la nouvelle table de symbole et mise à jour de la table des chaines</text:p>
      <text:p text:style-name="P8">*/</text:p>
      <text:p text:style-name="P8">int fusionTableSymbole(FichierElf structFichier1, FichierElf structFichier2, int sizeTab1, int sizeTab2, Symbole *newTabSymbole, Strtab * strtab);</text:p>
      <text:p text:style-name="P8"/>
      <text:p text:style-name="P8"/>
      <text:p text:style-name="P8">/*</text:p>
      <text:p text:style-name="P8"><text:s text:c="2"/>Fonction: permet d'ajouter un nom dans la table des chaines</text:p>
      <text:p text:style-name="P8"><text:s text:c="2"/>@Param: char * nom: le nom à ajouter</text:p>
      <text:p text:style-name="P8"><text:s text:c="2"/>@Param: Strtat *strtab: pointeur vers la structure contenant la table des chaines</text:p>
      <text:p text:style-name="P8"><text:s text:c="2"/>@Param: Elf32_Sym: pointeur vers une structure de symbole</text:p>
      <text:p text:style-name="P8">*/</text:p>
      <text:p text:style-name="P8">void AjoutNomStrtab(char * nom, Strtab * strtab, Elf32_Sym * symb);</text:p>
      <text:p text:style-name="P8"/>
      <text:p text:style-name="P8">/*</text:p>
      <text:p text:style-name="P8"><text:s text:c="2"/>Fonction: permet d'ajouter des symboles à la nouvelle table</text:p>
      <text:p text:style-name="P8"><text:s text:c="2"/>@Param: Symbole *newTabSymbole: Le tableau dans lequel on va ajouter les symboles</text:p>
      <text:p text:style-name="P8"><text:s text:c="2"/>@Param: int * nbEntree: le nombre d'entrée dans le tableau de symbole</text:p>
      <text:p text:style-name="P8"><text:s text:c="2"/>@Param: FichierElf structFichierSrc: La structure contenant le fichier source dans lequel on va lire les symboles</text:p>
      <text:p text:style-name="P8"><text:s text:c="2"/>@Param: int indexScr: l'index courant vers lequel on va ajouter le symbole dans la table des symboles</text:p>
      <text:p text:style-name="P8"><text:s text:c="2"/>@Param: char * symbole: le symbole que l'on va ajouter</text:p>
      <text:p text:style-name="P8"><text:s text:c="2"/>@Param: Strtab strtab: Pointeur vers la structure contenant la table des chaines</text:p>
      <text:p text:style-name="P8"><text:s text:c="2"/>@Param: int numFichier: le numéro identifiant le fichier source</text:p>
      <text:p text:style-name="P8">*/</text:p>
      <text:p text:style-name="P8"><text:soft-page-break/>void ajoutSymbole(Symbole *newTabSymbole, int * nbEntree, FichierElf structFichierSrc, int indexSrc, char *symbole, Strtab *strtab, int numFichier);</text:p>
      <text:p text:style-name="P8"/>
      <text:p text:style-name="P8">/*</text:p>
      <text:p text:style-name="P8"><text:s text:c="2"/>Fonction: permet de créer la structure de section contenant la table des symboles après fusion</text:p>
      <text:p text:style-name="P8"><text:s text:c="2"/>@Param: Symbole * tableSymbole: le tableau de la structure de symbole que l'on va parcourir</text:p>
      <text:p text:style-name="P8"><text:s text:c="2"/>@Param: int sizeTableSymbole: la taille de la table des symboles</text:p>
      <text:p text:style-name="P8"><text:s text:c="2"/>@Param: Elf32_Shdr structFichier1: la structure du premier fichier à fusionner</text:p>
      <text:p text:style-name="P8"><text:s text:c="2"/>@Param: Elf32_Shdr structFichier2: la structure du deuxième fichier à fusionner</text:p>
      <text:p text:style-name="P8">*/</text:p>
      <text:p text:style-name="P8">Section creerSectionTableSymbole(Symbole *tableSymbole, int sizeTableSymbole, Elf32_Shdr structFichier1, Elf32_Shdr structFichier2);</text:p>
      <text:p text:style-name="P8"/>
      <text:p text:style-name="P8">/*</text:p>
      <text:p text:style-name="P8"><text:s text:c="2"/>Fonction: permet de connaitre la taille d'une table section</text:p>
      <text:p text:style-name="P8"><text:s text:c="2"/>@Param: Symbole *tabSymbole: la table des symbole</text:p>
      <text:p text:style-name="P8"><text:s text:c="2"/>@Param: int sizeTableSymbole: la taille de la table des symboles</text:p>
      <text:p text:style-name="P8"><text:s text:c="2"/>@Return: une structure section</text:p>
      <text:p text:style-name="P8">*/</text:p>
      <text:p text:style-name="P8">int getSizeOfSectionTable(Symbole *tabSymbole, int sizeTableSymbole);</text:p>
      <text:p text:style-name="P8"/>
      <text:p text:style-name="P8"><text:s text:c="2"/></text:p>
      <text:p text:style-name="P8">/*</text:p>
      <text:p text:style-name="P8"><text:s text:c="2"/>Fonction: permet de connaitre la valeur de ShInfo pour une section</text:p>
      <text:p text:style-name="P8"><text:s text:c="2"/>@Param: Symbole *tabSymbole: la table des symbole</text:p>
      <text:p text:style-name="P8"><text:s text:c="2"/>@Param: int sizeTableSymbole: la taille de la table des symboles</text:p>
      <text:p text:style-name="P8"><text:s text:c="2"/>@Return: la taille de la section</text:p>
      <text:p text:style-name="P8">*/</text:p>
      <text:p text:style-name="P8"><text:soft-page-break/>int getShInfo(Symbole* tableSymbole, int sizeTableSymbole);</text:p>
      <text:p text:style-name="P8"/>
      <text:p text:style-name="P8">/*</text:p>
      <text:p text:style-name="P8"><text:s text:c="2"/>Fonction: permet d'écrire l'attribut contenu d'une structure de section</text:p>
      <text:p text:style-name="P8"><text:s text:c="2"/>@Param: Symbole *tableSymbole: les symboles que l'on doit écrire dans le contenu</text:p>
      <text:p text:style-name="P8"><text:s text:c="2"/>@Param: int sizeTab: la taille de la table des symboles</text:p>
      <text:p text:style-name="P8"><text:s text:c="2"/>@Param: Section *section: la section qui va contenir les symboles</text:p>
      <text:p text:style-name="P8"><text:s text:c="2"/>@SideEffect: écriture du contenu dans la structure section passé en paramètre</text:p>
      <text:p text:style-name="P8">*/</text:p>
      <text:p text:style-name="P8">void EcrireContenu(Symbole *tableSymbole, int sizeTab, Section *section);</text:p>
      <text:p text:style-name="P8"/>
      <text:p text:style-name="P8">/*</text:p>
      <text:p text:style-name="P8"><text:s text:c="2"/>Fonction: permet de connaitre la valeur de ShIndx pour une section</text:p>
      <text:p text:style-name="P8"><text:s text:c="2"/>@Param: Symbole symbol: un symbole</text:p>
      <text:p text:style-name="P8"><text:s text:c="2"/>@Param: fichierElf * fichierElf: un pointeur vers une structure fichierElf</text:p>
      <text:p text:style-name="P8"><text:s text:c="2"/>@Param: int nbSections: le nombre de section</text:p>
      <text:p text:style-name="P8"><text:s text:c="2"/>@Param: Strtab *shstrtab: un pointeur vers la section shstrtab</text:p>
      <text:p text:style-name="P8">*/</text:p>
      <text:p text:style-name="P8">int getSt_shndx(Symbole symbol, FichierElf * fichierElf, int nbSections, Strtab *shstrtab);</text:p>
      <text:p text:style-name="P8"/>
      <text:p text:style-name="P8">/*===================================================================</text:p>
      <text:p text:style-name="P8"><text:s text:c="26"/>GESTION FUSION TABLE DE RELOCATION // elf_fusionrel.c</text:p>
      <text:p text:style-name="P8">===================================================================*/</text:p>
      <text:p text:style-name="P8"/>
      <text:p text:style-name="P8"/>
      <text:p text:style-name="P8">/*</text:p>
      <text:p text:style-name="P8"><text:s text:c="2"/>Fonction: permet de recuperer la taille de l'ensemble des tables de relocations</text:p>
      <text:p text:style-name="P8"><text:s text:c="2"/>@Param: FichierElf * elfile: Un pointeur vers une structure fichierElf</text:p>
      <text:p text:style-name="P8"><text:soft-page-break/><text:s text:c="2"/>@Return : La taille des tables de relocation</text:p>
      <text:p text:style-name="P8">*/</text:p>
      <text:p text:style-name="P8">int relsize(FichierElf * elfile);</text:p>
      <text:p text:style-name="P8"/>
      <text:p text:style-name="P8">/*</text:p>
      <text:p text:style-name="P8"><text:s text:c="2"/>Fonction : Permet de recupérer une table de Relocation et la mettre dans la structure Reloctable</text:p>
      <text:p text:style-name="P8"><text:s text:c="2"/>@Param : FichierElf * elfile: Un pointeur vers une structure fichierElf</text:p>
      <text:p text:style-name="P8"><text:s text:c="2"/>@Return : Une structure Reloctable correctement initialisé </text:p>
      <text:p text:style-name="P8">*/</text:p>
      <text:p text:style-name="P8">Reloctable* crea_rel_table (FichierElf * elfile);</text:p>
      <text:p text:style-name="P8"/>
      <text:p text:style-name="P8">/*</text:p>
      <text:p text:style-name="P8"><text:s text:c="2"/>Fonction : Permet de fusionner deux tables de Relocation ayant le même nom de section</text:p>
      <text:p text:style-name="P8"><text:s text:c="2"/>@Param : FichierElf * oldelf1: Un pointeur vers une structure fichierElf</text:p>
      <text:p text:style-name="P8"><text:s text:c="2"/>@Param : Elf32_Shdr OldSec1 : Contenu de l'entête de section que l'on veut fusionner</text:p>
      <text:p text:style-name="P8"><text:s text:c="2"/>@Param : Elf32_Shdr OldSec2 : Contenu de l'entête de section que l'on veut fusionner</text:p>
      <text:p text:style-name="P8"><text:s text:c="2"/>@Param : FichierElf * oldelf2: Un pointeur vers une structure fichierElf</text:p>
      <text:p text:style-name="P8"><text:s text:c="2"/>@Param : FichierElf * newelf: Un pointeur vers une structure fichierElf</text:p>
      <text:p text:style-name="P8"><text:s text:c="2"/>@Param : int nbnewsymbole: Un integer contenant le nombre de symbole des deux tables concantenées</text:p>
      <text:p text:style-name="P8"><text:s text:c="2"/>@Param : int newindex : Un integer contenant le nouvel index de la section fusionnée</text:p>
      <text:p text:style-name="P8"><text:s text:c="2"/>@Return : une structure Section correctement fusionnée</text:p>
      <text:p text:style-name="P8">*/</text:p>
      <text:p text:style-name="P8">Section RelFusion(FichierElf* oldelf1, Elf32_Shdr OldSec1, Elf32_Shdr OldSec2, FichierElf* oldelf2, FichierElf * newelf, int nbnewsymbole, int newindex);</text:p>
      <text:p text:style-name="P8"/>
      <text:p text:style-name="P8"/>
      <text:p text:style-name="P8">/*</text:p>
      <text:p text:style-name="P8"><text:soft-page-break/><text:s text:c="2"/>Fonction : Permet de mettre à jour une table de Relocation présente uniquement dans un fichier</text:p>
      <text:p text:style-name="P8"><text:s text:c="2"/>@Param : FichierElf * oldelf: Un pointeur vers une structure fichierElf</text:p>
      <text:p text:style-name="P8"><text:s text:c="2"/>@Param : FichierElf * newelf: Un pointeur vers une structure fichierElf</text:p>
      <text:p text:style-name="P8"><text:s text:c="2"/>@Param : Elf32_Shdr OldSec : Contenu de l'entête de section que l'on veut mettre à jour</text:p>
      <text:p text:style-name="P8"><text:s text:c="2"/>@Param : int nbnewsymbole: Un integer contenant le nombre de symbole des deux tables concantenées</text:p>
      <text:p text:style-name="P8"><text:s text:c="2"/>@Return : une structure section correctement mise à jour</text:p>
      <text:p text:style-name="P8">*/</text:p>
      <text:p text:style-name="P8">Section RelUpdate (FichierElf* oldelf, FichierElf* newelf, Elf32_Shdr OldSec, int nbnewsymbole);</text:p>
      <text:p text:style-name="P8"/>
      <text:p text:style-name="P8"/>
      <text:p text:style-name="P8">/*</text:p>
      <text:p text:style-name="P8"><text:s text:c="2"/>Fonction : Permets d'ecrire dans le fichier elf fusionne les sections.</text:p>
      <text:p text:style-name="P8"><text:s text:c="2"/>@Param : Elf32_Rel *tabrel : un pointeur vers une section de relocation</text:p>
      <text:p text:style-name="P8"><text:s text:c="2"/>@Param : int taillerel : la taille de la section de Relocation</text:p>
      <text:p text:style-name="P8"><text:s text:c="2"/>@Param : Section *section : Une structure de section de relocation</text:p>
      <text:p text:style-name="P8"><text:s text:c="2"/>@Param : Elf32_Shdr headsec : le header de la section que l'on va écrire</text:p>
      <text:p text:style-name="P8">*/</text:p>
      <text:p text:style-name="P8">void EcritureStruct (Elf32_Rel *tabrel, int taillerel, Section *section, Elf32_Shdr headsec);</text:p>
      <text:p text:style-name="P8"/>
      <text:p text:style-name="P8">/*</text:p>
      <text:p text:style-name="P8"><text:s text:c="2"/>Fonction : Permets d'initialiser les structures.</text:p>
      <text:p text:style-name="P8"><text:s text:c="2"/>@Param : FichierElf * oldelf1: Un pointeur vers une structure fichierElf</text:p>
      <text:p text:style-name="P8"><text:s text:c="2"/>@Param : FichierElf * oldelf2: Un pointeur vers une structure fichierElf</text:p>
      <text:p text:style-name="P8"><text:s text:c="2"/>@Param : FichierElf * newelf: Un pointeur vers une structure fichierElf</text:p>
      <text:p text:style-name="P8"/>
      <text:p text:style-name="P8">*/</text:p>
      <text:p text:style-name="P8"><text:soft-page-break/></text:p>
      <text:p text:style-name="P8">void init_new_rel (FichierElf* new_elf, FichierElf* oldelf1, FichierElf* oldelf2);</text:p>
      <text:p text:style-name="P8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.423cm" loext:contextual-spacing="false" fo:text-align="center" style:justify-single-word="false" fo:orphans="2" fo:widows="2"/>
      <style:text-properties fo:font-variant="normal" fo:text-transform="none" fo:color="#333333" style:font-name="Liberation Sans" fo:font-size="12pt" fo:letter-spacing="normal" fo:font-style="normal" fo:font-weight="normal" officeooo:rsid="0017dfbb" officeooo:paragraph-rsid="00055562" style:font-size-asian="12pt" style:font-weight-asian="normal" style:font-size-complex="12pt" style:font-weight-complex="normal"/>
    </style:style>
    <style:style style:name="MP2" style:family="paragraph" style:parent-style-name="Text_20_body">
      <style:paragraph-properties fo:margin-top="0cm" fo:margin-bottom="0.423cm" loext:contextual-spacing="false" fo:text-align="center" style:justify-single-word="false" fo:orphans="2" fo:widows="2"/>
      <style:text-properties fo:font-variant="normal" fo:text-transform="none" fo:color="#333333" style:font-name="Liberation Sans" fo:font-size="12pt" fo:letter-spacing="normal" fo:font-style="normal" fo:font-weight="normal" officeooo:rsid="00055562" officeooo:paragraph-rsid="00055562" style:font-size-asian="12pt" style:font-weight-asian="normal" style:font-size-complex="12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265cm" svg:y="-0.185cm" svg:width="2.515cm" svg:height="1.628cm" draw:z-index="18"><draw:image xlink:href="Pictures/10000201000000E000000091C6648E24292C784C.png" xlink:type="simple" xlink:show="embed" xlink:actuate="onLoad"/></draw:frame><draw:frame draw:style-name="Mfr1" draw:name="Image2" text:anchor-type="paragraph" svg:x="14.887cm" svg:y="-0.263cm" svg:width="1.626cm" svg:height="1.882cm" draw:z-index="37"><draw:image xlink:href="Pictures/10000000000000AD000000C85E7E43D9832837B9.jpg" xlink:type="simple" xlink:show="embed" xlink:actuate="onLoad"/></draw:frame>Projet L3 Informatique S1 <text:s/></text:p>
        <text:p text:style-name="MP2">Descriptif du cod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3T11:05:12.293752111</meta:creation-date>
    <dc:date>2017-01-13T11:12:51.122413528</dc:date>
    <meta:editing-duration>PT7M38S</meta:editing-duration>
    <meta:editing-cycles>1</meta:editing-cycles>
    <meta:generator>LibreOffice/5.1.4.2$Linux_X86_64 LibreOffice_project/10m0$Build-2</meta:generator>
    <meta:document-statistic meta:table-count="0" meta:image-count="2" meta:object-count="0" meta:page-count="19" meta:paragraph-count="483" meta:word-count="3305" meta:character-count="24840" meta:non-whitespace-character-count="21207"/>
  </office:meta>
</office:document-meta>
</file>